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officeooo:rsid="001bfbfe" officeooo:paragraph-rsid="001bfbfe" style:font-size-asian="21pt" style:font-size-complex="24pt"/>
    </style:style>
    <style:style style:name="P2" style:family="paragraph" style:parent-style-name="Standard">
      <style:paragraph-properties fo:text-align="center" style:justify-single-word="false"/>
      <style:text-properties fo:font-size="24pt" officeooo:rsid="001bfbfe" officeooo:paragraph-rsid="001bfbfe" style:font-size-asian="21pt" style:font-size-complex="24pt"/>
    </style:style>
    <style:style style:name="P3" style:family="paragraph" style:parent-style-name="Standard">
      <style:text-properties fo:font-size="12pt" officeooo:rsid="001bfbfe" officeooo:paragraph-rsid="001bfbfe" style:font-size-asian="10.5pt" style:font-size-complex="12pt"/>
    </style:style>
    <style:style style:name="P4" style:family="paragraph" style:parent-style-name="Standard">
      <style:text-properties fo:font-size="12pt" officeooo:rsid="001bfbfe" officeooo:paragraph-rsid="001cb817" style:font-size-asian="10.5pt" style:font-size-complex="12pt"/>
    </style:style>
    <style:style style:name="T1" style:family="text">
      <style:text-properties officeooo:rsid="001cb817"/>
    </style:style>
    <style:style style:name="T2" style:family="text">
      <style:text-properties officeooo:rsid="001e37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Cy-Truck :</text:p>
      <text:p text:style-name="P1"/>
      <text:p text:style-name="P3">Répartition des tâches ;</text:p>
      <text:p text:style-name="P3"/>
      <text:p text:style-name="P3">Damien a fait le -h et il <text:span text:style-name="T2">a</text:span> travaillé sur le -d1 et -l, il a mi<text:span text:style-name="T2">s</text:span> les commentaires dans shell et il a rajouté les vérifications dans shell. Il a chang<text:span text:style-name="T2">é</text:span> tou<text:span text:style-name="T2">s</text:span> les format<text:span text:style-name="T2">s</text:span> des graphiques en format png. Un peu trav<text:span text:style-name="T1">a</text:span>ill<text:span text:style-name="T2">é</text:span> sur le -t, <text:span text:style-name="T1">a travaill</text:span><text:span text:style-name="T2">é</text:span><text:span text:style-name="T1"> sur l’histogramme d1</text:span></text:p>
      <text:p text:style-name="P3"/>
      <text:p text:style-name="P4">Mathéo a fait le -d2, traduction en anglais, le temps d’<text:span text:style-name="T2">é</text:span>xecution, rajout des commentaires et des free dans le c, le readme. Sécurité dans le c, mettre les gnuplot dans le main et mettre les résultats dans demo. Rajout de la copie data.csv, <text:span text:style-name="T1">a commenc</text:span><text:span text:style-name="T2">é</text:span><text:span text:style-name="T1"> l’histogramme d2.</text:span></text:p>
      <text:p text:style-name="P4"/>
      <text:p text:style-name="P4"><text:span text:style-name="T1">Mattéo a fait le traitement d1, t, l, s, a modifié le traitement d2, a rajout</text:span><text:span text:style-name="T2">é</text:span><text:span text:style-name="T1"> le style dans le -h, a fait tou</text:span><text:span text:style-name="T2">s</text:span><text:span text:style-name="T1"> les histogrammes, a fait tou</text:span><text:span text:style-name="T2">s</text:span><text:span text:style-name="T1"> les programmes 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0:09:57.960301521</meta:creation-date>
    <dc:date>2024-02-01T10:55:57.040651026</dc:date>
    <meta:editing-duration>PT14M28S</meta:editing-duration>
    <meta:editing-cycles>1</meta:editing-cycles>
    <meta:document-statistic meta:table-count="0" meta:image-count="0" meta:object-count="0" meta:page-count="1" meta:paragraph-count="5" meta:word-count="137" meta:character-count="728" meta:non-whitespace-character-count="596"/>
    <meta:generator>LibreOffice/7.0.4.2$Linux_X86_64 LibreOffice_project/00$Build-2</meta:generator>
  </office:meta>
</office:document-meta>
</file>